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Heading_20_4">
      <style:text-properties officeooo:paragraph-rsid="00093ba7"/>
    </style:style>
    <style:style style:name="P5" style:family="paragraph" style:parent-style-name="Text_20_body">
      <style:text-properties officeooo:paragraph-rsid="00093ba7"/>
    </style:style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Heading_20_4">
      <style:text-properties officeooo:paragraph-rsid="00089cbc"/>
    </style:style>
    <style:style style:name="T1" style:family="text">
      <style:text-properties officeooo:rsid="00093ba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Оглавление</text:p>
          </text:index-title>
          <text:p text:style-name="P1"><text:a xlink:type="simple" xlink:href="#__RefHeading___Toc227_925951076" text:style-name="Index_20_Link" text:visited-style-name="Index_20_Link">1. Введение<text:tab/>1</text:a></text:p>
          <text:p text:style-name="P1"><text:a xlink:type="simple" xlink:href="#__RefHeading___Toc229_925951076" text:style-name="Index_20_Link" text:visited-style-name="Index_20_Link">1.1 Назначение<text:tab/>1</text:a></text:p>
          <text:p text:style-name="P2"><text:a xlink:type="simple" xlink:href="#__RefHeading___Toc231_925951076" text:style-name="Index_20_Link" text:visited-style-name="Index_20_Link">1.1. Назначение<text:tab/>1</text:a></text:p>
          <text:p text:style-name="P2"><text:a xlink:type="simple" xlink:href="#__RefHeading___Toc233_925951076" text:style-name="Index_20_Link" text:visited-style-name="Index_20_Link">1.2. Область действия<text:tab/>1</text:a></text:p>
          <text:p text:style-name="P2"><text:a xlink:type="simple" xlink:href="#__RefHeading___Toc235_925951076" text:style-name="Index_20_Link" text:visited-style-name="Index_20_Link">1.3. Определения, акронимы, сокращения<text:tab/>1</text:a></text:p>
          <text:p text:style-name="P2"><text:a xlink:type="simple" xlink:href="#__RefHeading___Toc237_925951076" text:style-name="Index_20_Link" text:visited-style-name="Index_20_Link">1.5. Краткий обзор<text:tab/>1</text:a></text:p>
          <text:p text:style-name="P3"><text:a xlink:type="simple" xlink:href="#__RefHeading___Toc239_925951076" text:style-name="Index_20_Link" text:visited-style-name="Index_20_Link">2. Общее описание<text:tab/>2</text:a></text:p>
          <text:p text:style-name="P2"><text:a xlink:type="simple" xlink:href="#__RefHeading___Toc241_925951076" text:style-name="Index_20_Link" text:visited-style-name="Index_20_Link">2.1. Взаимодействие продукта<text:tab/>2</text:a></text:p>
          <text:p text:style-name="P2"><text:a xlink:type="simple" xlink:href="#__RefHeading___Toc243_925951076" text:style-name="Index_20_Link" text:visited-style-name="Index_20_Link">2.2. Функции продукта<text:tab/>2</text:a></text:p>
          <text:p text:style-name="P2"><text:a xlink:type="simple" xlink:href="#__RefHeading___Toc245_925951076" text:style-name="Index_20_Link" text:visited-style-name="Index_20_Link">2.3. Характеристики пользователя<text:tab/>2</text:a></text:p>
          <text:p text:style-name="P2"><text:a xlink:type="simple" xlink:href="#__RefHeading___Toc247_925951076" text:style-name="Index_20_Link" text:visited-style-name="Index_20_Link">2.4. Ограничения<text:tab/>2</text:a></text:p>
          <text:p text:style-name="P1"><text:a xlink:type="simple" xlink:href="#__RefHeading___Toc7_925951076" text:style-name="Index_20_Link" text:visited-style-name="Index_20_Link">4. Приложение<text:tab/>2</text:a></text:p>
          <text:p text:style-name="P1"><text:a xlink:type="simple" xlink:href="#__RefHeading___Toc9_925951076" text:style-name="Index_20_Link" text:visited-style-name="Index_20_Link">5. Алфавитный указатель<text:tab/>2</text:a></text:p>
        </text:index-body>
      </text:table-of-content>
      <text:h text:style-name="P4" text:outline-level="4"><text:bookmark-start text:name="__RefHeading___Toc227_925951076"/>1. Введение<text:bookmark-end text:name="__RefHeading___Toc227_925951076"/></text:h>
      <text:h text:style-name="P4" text:outline-level="4"><text:bookmark-start text:name="__RefHeading___Toc229_925951076"/><text:span text:style-name="T1">1.1 </text:span>Назначение<text:bookmark-end text:name="__RefHeading___Toc229_925951076"/></text:h>
      <text:p text:style-name="P5"><text:tab/>1. Введение</text:p>
      <text:h text:style-name="Heading_20_3" text:outline-level="3"><text:bookmark-start text:name="__RefHeading___Toc231_925951076"/>1.1. Назначение<text:bookmark-end text:name="__RefHeading___Toc231_925951076"/></text:h>
      <text:p text:style-name="P5"><text:span text:style-name="T1">Программа </text:span>"Gnosi" — платформ<text:span text:style-name="T1">а</text:span>-конструктор курсов, предназначенн<text:span text:style-name="T1">ый</text:span> для преподавателей и студентов. </text:p>
      <text:p text:style-name="P5"><text:span text:style-name="T1">Программа предназначена для преподавателей и студентов.</text:span></text:p>
      <text:p text:style-name="P5">Приложение позволит преподавателям структурировать учебный материал и представлять его в виде курсов, а студентам — удобно воспринимать и усваивать информацию.</text:p>
      <text:h text:style-name="Heading_20_3" text:outline-level="3"><text:bookmark-start text:name="__RefHeading___Toc233_925951076"/>1.2. Область действия<text:bookmark-end text:name="__RefHeading___Toc233_925951076"/></text:h>
      <text:p text:style-name="Text_20_body">Приложение "Gnosi" будет использоваться в образовательных учреждениях, а также для самостоятельного обучения. Оно будет доступно на различных платформах (Windows, macOS, Linux) и обеспечит доступ к курсам через графический интерфейс, разработанный с использованием Python и PyQt.</text:p>
      <text:h text:style-name="Heading_20_3" text:outline-level="3"><text:bookmark-start text:name="__RefHeading___Toc235_925951076"/>1.3. Определения, акронимы, сокращения<text:bookmark-end text:name="__RefHeading___Toc235_925951076"/></text:h>
      <text:list text:style-name="L1">
        <text:list-item>
          <text:p text:style-name="P6"><text:span text:style-name="Strong_20_Emphasis">Gnosi</text:span> — название приложения. </text:p>
        </text:list-item>
        <text:list-item>
          <text:p text:style-name="P6"><text:span text:style-name="Strong_20_Emphasis">Курс</text:span> — структурированный набор учебного материала. </text:p>
        </text:list-item>
        <text:list-item>
          <text:p text:style-name="P6"><text:span text:style-name="Strong_20_Emphasis">Модуль</text:span> — часть курса, состоящая из нескольких уроков. </text:p>
        </text:list-item>
        <text:list-item>
          <text:p text:style-name="P6"><text:span text:style-name="Strong_20_Emphasis">Урок</text:span> — отдельный элемент модуля, содержащий учебный материал. </text:p>
        </text:list-item>
        <text:list-item>
          <text:p text:style-name="P7"><text:span text:style-name="Strong_20_Emphasis">Пользователь</text:span> — преподаватель или студент, взаимодействующий с приложением. </text:p>
        </text:list-item>
      </text:list>
      <text:h text:style-name="Heading_20_3" text:outline-level="3"><text:bookmark-start text:name="__RefHeading___Toc237_925951076"/>1.5. Краткий обзор<text:bookmark-end text:name="__RefHeading___Toc237_925951076"/></text:h>
      <text:p text:style-name="Text_20_body">Приложение "Gnosi" будет включать функционал для создания и редактирования курсов, модулей и уроков, а также возможность загрузки учебных материалов и тестов. Приложение <text:soft-page-break/>должно обеспечивать удобный интерфейс для пользователей, а также высокую производительность и безопасность.</text:p>
      <text:h text:style-name="Heading_20_2" text:outline-level="2"><text:bookmark-start text:name="__RefHeading___Toc239_925951076"/>2. Общее описание<text:bookmark-end text:name="__RefHeading___Toc239_925951076"/></text:h>
      <text:h text:style-name="Heading_20_3" text:outline-level="3"><text:bookmark-start text:name="__RefHeading___Toc241_925951076"/>2.1. Взаимодействие продукта<text:bookmark-end text:name="__RefHeading___Toc241_925951076"/></text:h>
      <text:p text:style-name="Text_20_body">Приложение будет взаимодействовать с базой данных для хранения информации о курсах, пользователях и учебных материалах. </text:p>
      <text:h text:style-name="Heading_20_3" text:outline-level="3"><text:bookmark-start text:name="__RefHeading___Toc243_925951076"/>2.2. Функции продукта<text:bookmark-end text:name="__RefHeading___Toc243_925951076"/></text:h>
      <text:list text:style-name="L2">
        <text:list-item>
          <text:p text:style-name="P8">Регистрация и авторизация пользователей. </text:p>
        </text:list-item>
        <text:list-item>
          <text:p text:style-name="P8">Создание, редактирование и удаление курсов, модулей и уроков. </text:p>
        </text:list-item>
        <text:list-item>
          <text:p text:style-name="P8">Загрузка и хранение учебных материалов. </text:p>
        </text:list-item>
        <text:list-item>
          <text:p text:style-name="P8">Проведение тестирования и оценивание студентов. </text:p>
        </text:list-item>
        <text:list-item>
          <text:p text:style-name="P9">Удобный интерфейс для просмотра курсов и материалов. </text:p>
        </text:list-item>
      </text:list>
      <text:h text:style-name="Heading_20_3" text:outline-level="3"><text:bookmark-start text:name="__RefHeading___Toc245_925951076"/>2.3. Характеристики пользователя<text:bookmark-end text:name="__RefHeading___Toc245_925951076"/></text:h>
      <text:list text:style-name="L3">
        <text:list-item>
          <text:p text:style-name="P10">Преподаватели: опытные пользователи ПК, владеющие основами программирования и работы с образовательными платформами. </text:p>
        </text:list-item>
        <text:list-item>
          <text:p text:style-name="P11">Студенты: пользователи с разным уровнем подготовки, включая начинающих. </text:p>
        </text:list-item>
      </text:list>
      <text:h text:style-name="Heading_20_3" text:outline-level="3"><text:bookmark-start text:name="__RefHeading___Toc247_925951076"/>2.4. Ограничения<text:bookmark-end text:name="__RefHeading___Toc247_925951076"/></text:h>
      <text:list text:style-name="L4">
        <text:list-item>
          <text:p text:style-name="P12">Ограничение на размер загружаемых файлов (например, не более 100 МБ). </text:p>
        </text:list-item>
        <text:list-item>
          <text:p text:style-name="P13">Поддержка определенных форматов файлов (текстовые документы, изображения, видео). </text:p>
        </text:list-item>
      </text:list>
      <text:h text:style-name="Heading_20_3" text:outline-level="3"/>
      <text:h text:style-name="P14" text:outline-level="4"/>
      <text:h text:style-name="P14" text:outline-level="4"><text:bookmark-start text:name="__RefHeading___Toc7_925951076"/>4. Приложение<text:bookmark-end text:name="__RefHeading___Toc7_925951076"/></text:h>
      <text:h text:style-name="P14" text:outline-level="4"><text:bookmark-start text:name="__RefHeading___Toc9_925951076"/>5. Алфавитный указатель<text:bookmark-end text:name="__RefHeading___Toc9_92595107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6:54:57.471233436</meta:creation-date>
    <dc:date>2024-11-10T17:23:28.466884364</dc:date>
    <meta:editing-duration>PT34S</meta:editing-duration>
    <meta:editing-cycles>1</meta:editing-cycles>
    <meta:document-statistic meta:table-count="0" meta:image-count="0" meta:object-count="0" meta:page-count="2" meta:paragraph-count="48" meta:word-count="314" meta:character-count="2440" meta:non-whitespace-character-count="2164"/>
    <meta:generator>LibreOffice/24.8.2.1$Linux_X86_64 LibreOffice_project/41740883c77b073d14011387305cb18c71aed59b</meta:generator>
  </office:meta>
</office:document-meta>
</file>